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y to the World!</text:p>
      <text:p text:style-name="P1"/>
      <text:p text:style-name="P3">Joy to the world! The Lord is come;</text:p>
      <text:p text:style-name="P3">Let earth receive her King.</text:p>
      <text:p text:style-name="P3">Let every heart prepare Him room,</text:p>
      <text:p text:style-name="P3">And heaven and nature sing,</text:p>
      <text:p text:style-name="P3">And heaven and nature sing,</text:p>
      <text:p text:style-name="P3">And heaven, and heaven and nature sign.</text:p>
      <text:p text:style-name="P3"/>
      <text:p text:style-name="P3">Joy to the world! The Saviour reigns;</text:p>
      <text:p text:style-name="P3">Let men their songs employ;</text:p>
      <text:p text:style-name="P3">While field and floods, rocks, hills, and plains,</text:p>
      <text:p text:style-name="P3">Repeat the sounding joy,</text:p>
      <text:p text:style-name="P3">Repeat the sounding joy,</text:p>
      <text:p text:style-name="P3">Repeat, repeat the sounding joy.</text:p>
      <text:p text:style-name="P3"/>
      <text:p text:style-name="P3">No more let sins and sorrows grow,</text:p>
      <text:p text:style-name="P3">Nor thorns infest the ground;</text:p>
      <text:p text:style-name="P3">He comes to make His blessings flow,</text:p>
      <text:p text:style-name="P3">Far as the curse is found,</text:p>
      <text:p text:style-name="P3">Far as the curse is found,</text:p>
      <text:p text:style-name="P3">Far as, far as the curse is found.</text:p>
      <text:p text:style-name="P3"/>
      <text:p text:style-name="P3">He rules the world with truth and grace,</text:p>
      <text:p text:style-name="P3">And makes the nations prove</text:p>
      <text:p text:style-name="P3">The glories of His righteousness,</text:p>
      <text:p text:style-name="P3">And wonders of His love,</text:p>
      <text:p text:style-name="P3">And wonders of His love,</text:p>
      <text:p text:style-name="P3">And wonders, wonders of His love.</text:p>
      <text:p text:style-name="P3"/>
      <text:p text:style-name="P3"/>
      <text:p text:style-name="P3">Composer: George F. Handel</text:p>
      <text:p text:style-name="P3">Lyricist: from Psalm 98</text:p>
      <text:p text:style-name="P3">Copyright:</text:p>
      <text:p text:style-name="P3">Year: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0T19:09:45</meta:creation-date>
    <meta:editing-duration>PT7M26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30" meta:word-count="157" meta:character-count="835"/>
    <dc:date>2018-11-10T19:17:10</dc:date>
    <dc:creator>Hank Warren</dc:creator>
    <meta:template xlink:type="simple" xlink:actuate="onRequest" xlink:title="TubaHymn" xlink:href="../../../../Library/Application%20Support/OpenOffice/4/user/template/TubaHymn.ott" meta:date="2018-11-10T19:09:44"/>
  </office:meta>
</office:document-meta>
</file>